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6c31ca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Footnote">
      <style:text-properties officeooo:rsid="1169e635" officeooo:paragraph-rsid="1169e635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dbec325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e8aa5aa" officeooo:paragraph-rsid="0e8aa5aa"/>
    </style:style>
    <style:style style:name="P32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3" style:family="paragraph" style:parent-style-name="Standard">
      <style:text-properties officeooo:paragraph-rsid="1150e784"/>
    </style:style>
    <style:style style:name="P34" style:family="paragraph" style:parent-style-name="Footnote">
      <style:text-properties officeooo:rsid="1169e635" officeooo:paragraph-rsid="116ce551"/>
    </style:style>
    <style:style style:name="P35" style:family="paragraph" style:parent-style-name="Standard">
      <style:paragraph-properties fo:text-align="center" style:justify-single-word="false"/>
      <style:text-properties officeooo:paragraph-rsid="0fb98046"/>
    </style:style>
    <style:style style:name="P36" style:family="paragraph" style:parent-style-name="Standard">
      <style:text-properties officeooo:paragraph-rsid="0fb98046"/>
    </style:style>
    <style:style style:name="P3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officeooo:paragraph-rsid="100a8329"/>
    </style:style>
    <style:style style:name="P43" style:family="paragraph" style:parent-style-name="Footnote">
      <style:text-properties officeooo:paragraph-rsid="105c5e96"/>
    </style:style>
    <style:style style:name="P44" style:family="paragraph" style:parent-style-name="Footnote">
      <style:text-properties style:font-name="Liberation Sans1" officeooo:paragraph-rsid="1015e93a"/>
    </style:style>
    <style:style style:name="P45" style:family="paragraph" style:parent-style-name="Footnote">
      <style:paragraph-properties style:writing-mode="lr-tb"/>
      <style:text-properties officeooo:paragraph-rsid="118bc09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10178c94"/>
    </style:style>
    <style:style style:name="P64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6d2c0d"/>
    </style:style>
    <style:style style:name="P79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16d2c0d"/>
    </style:style>
    <style:style style:name="P88" style:family="paragraph" style:parent-style-name="Standard">
      <style:text-properties officeooo:paragraph-rsid="1020f7f1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2c0d"/>
    </style:style>
    <style:style style:name="P99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4" style:family="paragraph" style:parent-style-name="Standard">
      <style:text-properties officeooo:paragraph-rsid="0f99f892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116ce551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16c31c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116a84b4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1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0b0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f1f8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1d1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86df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7331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9dc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6e531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df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894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a2b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8b8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7ac68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ac68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ed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officeooo:rsid="10048e31"/>
    </style:style>
    <style:style style:name="T185" style:family="text">
      <style:text-properties style:font-name="Liberation Sans1" officeooo:rsid="10048e31"/>
    </style:style>
    <style:style style:name="T186" style:family="text">
      <style:text-properties officeooo:rsid="10048e31" style:font-size-asian="11pt" style:font-size-complex="11pt"/>
    </style:style>
    <style:style style:name="T187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9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90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officeooo:rsid="101b90cf"/>
    </style:style>
    <style:style style:name="T197" style:family="text">
      <style:text-properties officeooo:rsid="10b5b188"/>
    </style:style>
    <style:style style:name="T19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officeooo:rsid="101e15d6"/>
    </style:style>
    <style:style style:name="T201" style:family="text">
      <style:text-properties officeooo:rsid="10a19599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font-name="Liberation Sans1" fo:font-size="12pt"/>
    </style:style>
    <style:style style:name="T2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3" text:note-class="footnote"><text:note-citation>3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86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Standard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Standard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Standard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1"><text:span text:style-name="T91">V</text:span><text:span text:style-name="T92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33"><text:span text:style-name="T75">Druk op de Super-toets</text:span><text:span text:style-name="T93">2</text:span><text:span text:style-name="T75">, ty</text:span><text:span text:style-name="T94">p </text:span><text:span text:style-name="User_20_Entry"><text:span text:style-name="T9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4" text:note-class="footnote"><text:note-citation>4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102">Selecteer</text:span><text:span text:style-name="T58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2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42"><text:span text:style-name="T107">Start de computer op vanaf</text:span><text:span text:style-name="T107"><text:note text:id="ftn5" text:note-class="footnote"><text:note-citation>1</text:note-citation><text:note-body><text:p text:style-name="P43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6" text:note-class="footnote"><text:note-citation>2</text:note-citation><text:note-body><text:p text:style-name="P44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7" text:note-class="footnote"><text:note-citation>3</text:note-citation><text:note-body><text:p text:style-name="P45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 </text:span><text:span text:style-name="T145">desktop</text:span><text:span text:style-name="T146">omgevingen</text:span><text:span text:style-name="T147">:</text:span><text:span text:style-name="T142"><text:line-break/></text:span><text:span text:style-name="Strong_20_Emphasis"><text:span text:style-name="T143">debian-live-...-amd64-</text:span></text:span><text:span text:style-name="Strong_20_Emphasis"><text:span text:style-name="T148">gnome</text:span></text:span><text:span text:style-name="Strong_20_Emphasis"><text:span text:style-name="T149">.iso</text:span></text:span><text:span text:style-name="Strong_20_Emphasis"><text:span text:style-name="T150"><text:tab/><text:tab/>GNOME </text:span></text:span><text:span text:style-name="Strong_20_Emphasis"><text:span text:style-name="T151">lijkt</text:span></text:span><text:span text:style-name="Strong_20_Emphasis"><text:span text:style-name="T150"> </text:span></text:span><text:span text:style-name="Strong_20_Emphasis"><text:span text:style-name="T151">op</text:span></text:span><text:span text:style-name="Strong_20_Emphasis"><text:span text:style-name="T150"> </text:span></text:span><text:span text:style-name="Strong_20_Emphasis"><text:span text:style-name="T152">macOS </text:span></text:span><text:span text:style-name="Strong_20_Emphasis"><text:span text:style-name="T153">en </text:span></text:span><text:span text:style-name="Strong_20_Emphasis"><text:span text:style-name="T150">Ubuntu </text:span></text:span><text:span text:style-name="Strong_20_Emphasis"><text:span text:style-name="T152">en </text:span></text:span><text:span text:style-name="Strong_20_Emphasis"><text:span text:style-name="T150">is het meest gebruikt</text:span>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cinnamon</text:span></text:span><text:span text:style-name="Strong_20_Emphasis"><text:span text:style-name="T149">.iso</text:span></text:span><text:span text:style-name="T150"> <text:tab/>Cinnamon lijkt op het veel gebruikte Windows en Linux Mint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8">lx</text:span></text:span><text:span text:style-name="Strong_20_Emphasis"><text:span text:style-name="T154">de</text:span></text:span><text:span text:style-name="Strong_20_Emphasis"><text:span text:style-name="T149">.iso</text:span></text:span><text:span text:style-name="T150"> <text:tab/><text:tab/><text:tab/>LXDE </text:span><text:span text:style-name="T151">lijkt op </text:span><text:span text:style-name="T150">Windows </text:span><text:span text:style-name="T155">en </text:span><text:span text:style-name="T156">is bedoeld </text:span><text:span text:style-name="T150">voor </text:span><text:span text:style-name="T157">zeer </text:span><text:span text:style-name="T150">oud</text:span><text:span text:style-name="T158">e</text:span><text:span text:style-name="T150"> computers</text:span><text:span text:style-name="T159"><text:line-break/></text:span><text:span text:style-name="Strong_20_Emphasis"><text:span text:style-name="T160">O</text:span></text:span><text:span text:style-name="Strong_20_Emphasis"><text:span text:style-name="T161">p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161">, </text:span></text:span><text:span text:style-name="Strong_20_Emphasis"><text:span text:style-name="T160">onder </text:span></text:span><text:span text:style-name="Strong_20_Emphasis"><text:span text:style-name="T163">Linux </text:span></text:span><text:span text:style-name="Strong_20_Emphasis"><text:span text:style-name="T164">installeren</text:span></text:span><text:span text:style-name="Strong_20_Emphasis"><text:span text:style-name="T160">, </text:span></text:span><text:span text:style-name="Strong_20_Emphasis"><text:span text:style-name="T165">in </text:span></text:span><text:span text:style-name="Strong_20_Emphasis"><text:span text:style-name="T163">Linux info</text:span></text:span><text:span text:style-name="Strong_20_Emphasis"><text:span text:style-name="T160">, </text:span></text:span><text:span text:style-name="Strong_20_Emphasis"><text:span text:style-name="T166">vindt u </text:span></text:span><text:span text:style-name="Strong_20_Emphasis"><text:span text:style-name="T160">instructies voor het maken van een opstartbare USB-stick.</text:span></text:span></text:p></text:note-body></text:note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2">Selecteer</text:span><text:span text:style-name="T168"> </text:span><text:span text:style-name="Strong_20_Emphasis"><text:span text:style-name="T169">Live </text:span></text:span><text:span text:style-name="Strong_20_Emphasis"><text:span text:style-name="T170">system (amd64)</text:span></text:span><text:span text:style-name="T171"> </text:span><text:span text:style-name="T172">en druk op de </text:span><text:span text:style-name="T173">Enter</text:span><text:span text:style-name="T174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52"><text:span text:style-name="T175">Start de installatie</text:span><text:span text:style-name="T176"> </text:span><text:span text:style-name="T76">via </text:span><text:span text:style-name="T177">een </text:span><text:span text:style-name="T178">klik op </text:span><text:span text:style-name="Strong_20_Emphasis"><text:span text:style-name="T179">Activities</text:span></text:span><text:span text:style-name="T178"> en </text:span><text:span text:style-name="T180">een </text:span><text:span text:style-name="T178">klik op</text:span><text:span text:style-name="T181"> </text:span><text:span text:style-name="Strong_20_Emphasis"><text:span text:style-name="T182">Install Debian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3"><text:span text:style-name="T184">Typ</text:span><text:span text:style-name="T185"> </text:span><text:span text:style-name="User_20_Entry"><text:span text:style-name="T186">live</text:span></text:span><text:span text:style-name="T185"> als</text:span><text:span text:style-name="T184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5"><text:span text:style-name="Emphasis"><text:span text:style-name="T187">Volg de installatieschermen en vul deze in.</text:span></text:span><text:span text:style-name="T188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89">Maak verbinding met het </text:span><text:span text:style-name="T190">netwerk</text:span><text:span text:style-name="T189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7"><text:span text:style-name="T175">Bij </text:span><text:span text:style-name="Strong_20_Emphasis"><text:span text:style-name="T191">Welcome</text:span></text:span><text:span text:style-name="T175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92">K</text:span><text:span text:style-name="T175">ies </text:span><text:span text:style-name="Strong_20_Emphasis"><text:span text:style-name="T191">Nederlands</text:span></text:span><text:span text:style-name="T175"> </text:span><text:span text:style-name="T193">en klik op </text:span><text:span text:style-name="Strong_20_Emphasis"><text:span text:style-name="T194">Volgende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60">Bij <text:span text:style-name="T195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1"><text:span text:style-name="T196">B</text:span>ij <text:span text:style-name="T195">Regio</text:span> <text:span text:style-name="T196">kies</text:span> <text:span text:style-name="T195">Europa</text:span> <text:span text:style-name="T197">en </text:span><text:span text:style-name="T198">klik op </text:span><text:span text:style-name="Strong_20_Emphasis"><text:span text:style-name="T199">Volgend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60">Bij <text:span text:style-name="T195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9" office:value-type="string">
            <text:p text:style-name="P61"><text:span text:style-name="T200">K</text:span>ies <text:span text:style-name="T195">English (US)</text:span> <text:span text:style-name="T201">en </text:span><text:span text:style-name="Strong_20_Emphasis"><text:span text:style-name="T201">English (US, intl., with dead keys)</text:span></text:span><text:span text:style-name="T201">, </text:span><text:span text:style-name="T197">en </text:span><text:span text:style-name="T198">klik op </text:span><text:span text:style-name="Strong_20_Emphasis"><text:span text:style-name="T199">Volgend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5"><text:span text:style-name="T202">Bij </text:span><text:span text:style-name="Strong_20_Emphasis"><text:span text:style-name="T203">Gebruikers</text:span></text:span><text:span text:style-name="T202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204">V</text:span><text:span text:style-name="T202">ul in </text:span><text:span text:style-name="Strong_20_Emphasis"><text:span text:style-name="T205">Wat is je naam?</text:span></text:span><text:span text:style-name="T206"> &lt;</text:span><text:span text:style-name="T207">gebruiker&gt;</text:span><text:span text:style-name="T208">,</text:span><text:span text:style-name="Strong_20_Emphasis"><text:span text:style-name="T209"><text:line-break/></text:span></text:span><text:span text:style-name="Strong_20_Emphasis"><text:span text:style-name="T205">Welke naam wil je gebruiken om in te loggen?</text:span></text:span><text:span text:style-name="T210"> &lt;</text:span><text:span text:style-name="T211">gebruikers</text:span><text:span text:style-name="T207">naam&gt;</text:span><text:span text:style-name="T175">,</text:span><text:span text:style-name="Strong_20_Emphasis"><text:span text:style-name="T212"><text:line-break/></text:span></text:span><text:span text:style-name="Strong_20_Emphasis"><text:span text:style-name="T213">Wat is de </text:span></text:span><text:span text:style-name="Strong_20_Emphasis"><text:span text:style-name="T205">naam van deze </text:span></text:span><text:span text:style-name="Strong_20_Emphasis"><text:span text:style-name="T213">computer</text:span></text:span><text:span text:style-name="Strong_20_Emphasis"><text:span text:style-name="T214"> </text:span></text:span><text:span text:style-name="T215">&lt;</text:span><text:span text:style-name="T207">computernaam&gt;</text:span><text:span text:style-name="T206">,</text:span></text:p>
            <text:p text:style-name="P67"><text:span text:style-name="T210">v</text:span><text:span text:style-name="T206">ul </text:span><text:span text:style-name="T216">tweemaal het </text:span><text:span text:style-name="Strong_20_Emphasis"><text:span text:style-name="T217">wachtwoord</text:span></text:span><text:span text:style-name="T216"> </text:span><text:span text:style-name="T206">in</text:span><text:span text:style-name="T218"> </text:span><text:span text:style-name="T193">en klik op </text:span><text:span text:style-name="Strong_20_Emphasis"><text:span text:style-name="T219">Volgende</text:span></text:span><text:span text:style-name="T193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20">Installatie </text:span></text:span><text:span text:style-name="Strong_20_Emphasis"><text:span text:style-name="T221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51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72"><text:span text:style-name="T222">Aanmelden als </text:span><text:span text:style-name="T60">&lt;</text:span><text:span text:style-name="T62">gebruike</text:span><text:span text:style-name="T63">r&gt;</text:span><text:span text:style-name="T177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23">☐</text:span></text:span></text:p>
          </table:table-cell>
          <table:table-cell table:style-name="_33_._5f_Installatie_5f_afronden.C3" office:value-type="string">
            <text:p text:style-name="P77"><text:span text:style-name="T224">Volg de welkomstschermen.</text:span><text:span text:style-name="T225"/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3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8"><text:span text:style-name="T75">Druk op de Super-toets</text:span><text:span text:style-name="T75"><text:note text:id="ftn8" text:note-class="footnote"><text:note-citation>1</text:note-citation><text:note-body><text:p text:style-name="P79">Windows-, command- of vergrootglastoets.</text:p></text:note-body></text:note></text:span><text:span text:style-name="T75">, ty</text:span><text:span text:style-name="T94">p </text:span><text:span text:style-name="User_20_Entry"><text:span text:style-name="T226">term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9" text:note-class="footnote"><text:note-citation>2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80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227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88">bash </text:span></text:span><text:span text:style-name="User_20_Entry"><text:span text:style-name="T90">g</text:span></text:span><text:span text:style-name="User_20_Entry"><text:span text:style-name="T228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5">V</text:span></text:span><text:span text:style-name="Strong_20_Emphasis"><text:span text:style-name="T92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87"><text:span text:style-name="T75">Druk op de Super-toets</text:span><text:span text:style-name="T93">1</text:span><text:span text:style-name="T75">, t</text:span><text:span text:style-name="T94">yp </text:span><text:span text:style-name="User_20_Entry"><text:span text:style-name="T229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8">-</text:span></text:span><text:span text:style-name="Strong_20_Emphasis"><text:span text:style-name="T76">pictogram</text:span></text:span><text:span text:style-name="Strong_20_Emphasis"><text:span text:style-name="T100"><text:note text:id="ftn10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8"><text:span text:style-name="T102">Selecteer</text:span><text:span text:style-name="T230"> </text:span><text:span text:style-name="Strong_20_Emphasis"><text:span text:style-name="T231">3</text:span></text:span><text:span text:style-name="T232"> </text:span><text:span text:style-name="T233">Installatie</text:span><text:span text:style-name="T234"> </text:span><text:span text:style-name="T235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70"><text:span text:style-name="Strong_20_Emphasis"><text:span text:style-name="T58"><text:tab/></text:span></text:span></text:p>
      <text:list text:continue-numbering="true" text:style-name="L1">
        <text:list-item>
          <text:p text:style-name="P89"><text:span text:style-name="Strong_20_Emphasis"><text:span text:style-name="T236">Gebruiker inrichten</text:span></text:span></text:p>
        </text:list-item>
      </text:list>
      <text:p text:style-name="P9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2"><text:span text:style-name="T222">Aanmelden als </text:span><text:span text:style-name="T60">&lt;</text:span><text:span text:style-name="T62">gebruike</text:span><text:span text:style-name="T63">r&gt;</text:span><text:span text:style-name="T64"><text:note text:id="ftn11" text:note-class="footnote"><text:note-citation>1</text:note-citation><text:note-body><text:p text:style-name="P93"><text:span text:style-name="T237">E</text:span><text:span text:style-name="T238">v</text:span><text:span text:style-name="T239">en</text:span><text:span text:style-name="T240">t</text:span><text:span text:style-name="T241">uele </text:span><text:span text:style-name="T242">extra </text:span><text:span text:style-name="T71">gebruiker</text:span><text:span text:style-name="T242">s aanmelden </text:span><text:span text:style-name="T243">en dezelfde stappen uitvoeren</text:span><text:span text:style-name="T244">.</text:span></text:p></text:note-body></text:note></text:span><text:span text:style-name="T222">.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 table:style-name="Tabel2.3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1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6"><text:span text:style-name="T245">Volg de welkomstschermen.</text:span><text:span text:style-name="T246"/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8"><text:span text:style-name="T76">Druk op de Super-toets</text:span><text:span text:style-name="T76"><text:note text:id="ftn12" text:note-class="footnote"><text:note-citation>2</text:note-citation><text:note-body><text:p text:style-name="P79">Windows-, command- of vergrootglastoets.</text:p></text:note-body></text:note></text:span><text:span text:style-name="T76">, t</text:span><text:span text:style-name="T94">yp </text:span><text:span text:style-name="User_20_Entry"><text:span text:style-name="T247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248">KZ</text:span></text:span><text:span text:style-name="Strong_20_Emphasis"><text:span text:style-name="T98">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13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100"><text:span text:style-name="T102">Selecteer</text:span><text:span text:style-name="T230"> </text:span><text:span text:style-name="Strong_20_Emphasis"><text:span text:style-name="T231">4</text:span></text:span><text:span text:style-name="T232"> </text:span><text:span text:style-name="T249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7" office:value-type="string">
            <text:p text:style-name="P101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102"/>
      <text:p text:style-name="P103"/>
      <text:p text:style-name="P104"><text:span text:style-name="T250">E</text:span><text:span text:style-name="T251">inde c</text:span><text:span text:style-name="T252">hecklist, </text:span><text:span text:style-name="T253">d</text:span><text:span text:style-name="T252">e</text:span><text:span text:style-name="T254"> installatie van </text:span><text:span text:style-name="T254"><text:user-field-get text:name="Distro">Debian</text:user-field-get></text:span><text:span text:style-name="T119"><text:s/></text:span><text:span text:style-name="T120">Des</text:span><text:span text:style-name="T255">k</text:span><text:span text:style-name="T120">top</text:span><text:span text:style-name="T121"> </text:span><text:span text:style-name="T254">is voltooid.</text:span></text:p>
      <text:p text:style-name="P105"/>
      <text:list text:style-name="L2">
        <text:list-header>
          <text:p text:style-name="P106"><text:span text:style-name="T256">Geschreven door </text:span><text:a xlink:type="simple" xlink:href="mailto:info@karelzimmer.nl?subject=Checklist%20installatie%20Linux" text:style-name="Internet_20_link" text:visited-style-name="Visited_20_Internet_20_Link"><text:span text:style-name="T257">Karel Zimmer</text:span></text:a><text:span text:style-name="T258">.</text:span></text:p>
          <text:p text:style-name="P107"><text:span text:style-name="T259">Licentie </text:span><text:span text:style-name="T258">C</text:span><text:span text:style-name="T260">C0</text:span><text:span text:style-name="T258"> 1.0 </text:span><text:span text:style-name="T26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1"><text:s/></text:span><text:span text:style-name="T26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26T14:18:09.290162175">26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6T14:18:09.181596640</dc:date>
    <meta:keyword>Installatie</meta:keyword>
    <meta:keyword>Checklist</meta:keyword>
    <meta:keyword>Linux</meta:keyword>
    <meta:editing-cycles>7184</meta:editing-cycles>
    <meta:editing-duration>P13DT5H12S</meta:editing-duration>
    <meta:print-date>2025-02-26T16:34:17.960837243</meta:print-date>
    <dc:creator>Karel Zimmer</dc:creator>
    <meta:document-statistic meta:table-count="4" meta:image-count="2" meta:object-count="0" meta:page-count="4" meta:paragraph-count="99" meta:word-count="598" meta:character-count="3963" meta:non-whitespace-character-count="3439"/>
    <meta:user-defined meta:name="Info 1"/>
    <meta:user-defined meta:name="Info 2"/>
    <meta:user-defined meta:name="Info 3"/>
    <meta:user-defined meta:name="Info 4"/>
  </office:meta>
</office:document-meta>
</file>